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</office:font-face-decls>
  <office:automatic-styles>
    <style:style style:name="P1" style:family="paragraph" style:parent-style-name="Standard">
      <style:text-properties officeooo:rsid="001f48bc" officeooo:paragraph-rsid="001f48bc"/>
    </style:style>
    <style:style style:name="P2" style:family="paragraph" style:parent-style-name="Text_20_body">
      <style:text-properties officeooo:rsid="001f48bc" officeooo:paragraph-rsid="001f48bc"/>
    </style:style>
    <style:style style:name="T1" style:family="text">
      <style:text-properties style:font-name="Roboto" fo:font-size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 000webhost</text:p>
      <text:p text:style-name="P1"/>
      <text:p text:style-name="P1"/>
      <text:p text:style-name="P2"><text:span text:style-name="T1">Nombre:</text:span> <text:span text:style-name="T1">Ejemplolistionic2</text:span></text:p>
      <text:p text:style-name="Text_20_body"><text:span text:style-name="T1">Contraseña:</text:span> <text:span text:style-name="T1">U!ZUYt*aXl6#&amp;d)Yk*J1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1T12:56:51.688000000</meta:creation-date>
    <dc:date>2022-09-21T12:57:17.664000000</dc:date>
    <meta:editing-duration>PT26S</meta:editing-duration>
    <meta:editing-cycles>1</meta:editing-cycles>
    <meta:document-statistic meta:table-count="0" meta:image-count="0" meta:object-count="0" meta:page-count="1" meta:paragraph-count="3" meta:word-count="6" meta:character-count="77" meta:non-whitespace-character-count="73"/>
    <meta:generator>LibreOffice/7.4.1.2$Windows_X86_64 LibreOffice_project/3c58a8f3a960df8bc8fd77b461821e42c061c5f0</meta:generator>
  </office:meta>
</office:document-meta>
</file>